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text-indent="0cm" style:auto-text-indent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P11" style:family="paragraph" style:parent-style-name="Text_20_body" style:list-style-name="L3">
      <style:paragraph-properties fo:margin-top="0cm" fo:margin-bottom="0cm" loext:contextual-spacing="false"/>
    </style:style>
    <style:style style:name="P12" style:family="paragraph" style:parent-style-name="Text_20_body" style:list-style-name="L4">
      <style:paragraph-properties fo:margin-top="0cm" fo:margin-bottom="0cm" loext:contextual-spacing="false"/>
    </style:style>
    <style:style style:name="P13" style:family="paragraph" style:parent-style-name="Text_20_body" style:list-style-name="L5">
      <style:paragraph-properties fo:margin-top="0cm" fo:margin-bottom="0cm" loext:contextual-spacing="false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normal">
      <style:paragraph-properties fo:text-align="center" style:justify-single-word="false"/>
    </style:style>
    <style:style style:name="P16" style:family="paragraph" style:parent-style-name="normal">
      <style:text-properties fo:font-size="13pt" style:font-size-asian="13pt" style:font-size-complex="13pt"/>
    </style:style>
    <style:style style:name="P17" style:family="paragraph" style:parent-style-name="normal">
      <style:paragraph-properties fo:line-height="115%"/>
    </style:style>
    <style:style style:name="P18" style:family="paragraph" style:parent-style-name="normal">
      <style:text-properties officeooo:paragraph-rsid="00194709"/>
    </style:style>
    <style:style style:name="P19" style:family="paragraph" style:parent-style-name="normal" style:list-style-name="WWNum2">
      <style:paragraph-properties fo:margin-left="1.27cm" fo:margin-right="0cm" fo:line-height="150%" fo:text-indent="-0.635cm" style:auto-text-indent="false"/>
    </style:style>
    <style:style style:name="P20" style:family="paragraph" style:parent-style-name="normal">
      <style:paragraph-properties fo:margin-left="0cm" fo:margin-right="0cm" fo:text-indent="0cm" style:auto-text-indent="false"/>
    </style:style>
    <style:style style:name="P21" style:family="paragraph" style:parent-style-name="normal">
      <style:paragraph-properties fo:margin-left="0cm" fo:margin-right="0cm" fo:line-height="150%" fo:text-indent="0cm" style:auto-text-indent="false"/>
    </style:style>
    <style:style style:name="P22" style:family="paragraph" style:parent-style-name="normal">
      <style:paragraph-properties fo:margin-left="0cm" fo:margin-right="0cm" fo:line-height="150%" fo:text-indent="0cm" style:auto-text-indent="false"/>
      <style:text-properties officeooo:paragraph-rsid="00194709"/>
    </style:style>
    <style:style style:name="P23" style:family="paragraph" style:parent-style-name="normal" style:master-page-name="Standard">
      <style:paragraph-properties fo:text-align="center" style:justify-single-word="false" style:page-number="1"/>
      <style:text-properties officeooo:rsid="001850d0" officeooo:paragraph-rsid="001850d0"/>
    </style:style>
    <style:style style:name="P24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1850d0" style:font-weight-asian="bold"/>
    </style:style>
    <style:style style:name="T5" style:family="text">
      <style:text-properties fo:font-weight="bold" officeooo:rsid="0019de19" style:font-weight-asian="bold"/>
    </style:style>
    <style:style style:name="T6" style:family="text">
      <style:text-properties fo:color="#1155cc" style:text-underline-style="solid" style:text-underline-width="auto" style:text-underline-color="font-color" fo:font-weight="bold" officeooo:rsid="001850d0" style:font-weight-asian="bold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38761d" fo:font-size="12pt" fo:font-weight="bold" style:font-size-asian="12pt" style:font-weight-asian="bold" style:font-size-complex="12pt"/>
    </style:style>
    <style:style style:name="T10" style:family="text">
      <style:text-properties fo:color="#38761d" fo:font-size="12pt" style:font-size-asian="12pt" style:font-size-complex="12pt"/>
    </style:style>
    <style:style style:name="T11" style:family="text">
      <style:text-properties fo:color="#38761d" fo:font-size="12pt" style:text-underline-style="none" fo:font-weight="bold" style:font-size-asian="12pt" style:font-weight-asian="bold" style:font-size-complex="12pt"/>
    </style:style>
    <style:style style:name="T12" style:family="text">
      <style:text-properties fo:color="#38761d" fo:font-size="12pt" style:text-underline-style="none" style:font-size-asian="12pt" style:font-size-complex="12pt"/>
    </style:style>
    <style:style style:name="T13" style:family="text">
      <style:text-properties officeooo:rsid="001850d0"/>
    </style:style>
    <style:style style:name="T14" style:family="text">
      <style:text-properties officeooo:rsid="00194709"/>
    </style:style>
    <style:style style:name="T15" style:family="text">
      <style:text-properties officeooo:rsid="0019de1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RAFAEL YUKI SAKANAKA</text:span></text:p>
      <text:p text:style-name="P15"><text:span text:style-name="T3">(</text:span><text:span text:style-name="T4">+</text:span><text:span text:style-name="T5">44</text:span><text:span text:style-name="T3">) 1</text:span><text:span text:style-name="T4">065 7384</text:span><text:span text:style-name="T3"><text:line-break/></text:span><text:span text:style-name="T6">rafael.sakanaka@escola.pr.gov.br</text:span></text:p>
      <text:p text:style-name="P15"><text:span text:style-name="T2"/></text:p>
      <text:p text:style-name="normal"><draw:rect text:anchor-type="as-char" style:rel-width="100%" draw:z-index="0" draw:style-name="gr1" draw:text-style-name="P24" svg:width="16.511cm" svg:height="0.054cm"><text:p/></draw:rect></text:p>
      <text:p text:style-name="P16"/>
      <text:p text:style-name="P17"><text:span text:style-name="T7">OBJETIVO</text:span></text:p>
      <text:p text:style-name="P17">Busco uma posição desafiadora na área de [sua área] onde possa aplicar minhas habilidades e contribuir para o crescimento da empresa.</text:p>
      <text:p text:style-name="P17"/>
      <text:p text:style-name="normal"/>
      <text:p text:style-name="normal"><text:span text:style-name="T7">FORMAÇÃO ACADÊMICA</text:span></text:p>
      <text:p text:style-name="P18">Nome do seu <text:span text:style-name="T13">Machado de Assis</text:span> – <text:span text:style-name="T13">1</text:span>ano letivo</text:p>
      <text:p text:style-name="normal"/>
      <text:p text:style-name="normal"/>
      <text:p text:style-name="normal"><text:span text:style-name="T7">PROJETOS </text:span><text:span text:style-name="Strong_20_Emphasis"><text:span text:style-name="T10">Cultivo de Plantas em Sistema Hidropônico</text:span></text:span></text:p>
      <text:list xml:id="list4069517362" text:style-name="L1">
        <text:list-item>
          <text:p text:style-name="P9"><text:span text:style-name="Strong_20_Emphasis">Descrição:</text:span> Desenvolver um projeto de cultivo hidropônico, analisando o crescimento de diferentes culturas.</text:p>
        </text:list-item>
        <text:list-item>
          <text:p text:style-name="P2"><text:span text:style-name="Strong_20_Emphasis">Resultados Esperados:</text:span> Comparar a produtividade em relação ao cultivo tradicional e avaliar a eficiência no uso de água.</text:p>
        </text:list-item>
      </text:list>
      <text:p text:style-name="normal"><text:span text:style-name="T9"/></text:p>
      <text:p text:style-name="normal"/>
      <text:p text:style-name="normal">Nome do <text:span text:style-name="T14">P</text:span>rojeto 2</text:p>
      <text:p text:style-name="Heading_20_3"><text:span text:style-name="Strong_20_Emphasis">Implementação de Práticas de Agricultura Sustentável</text:span></text:p>
      <text:list xml:id="list2438604765" text:style-name="L2">
        <text:list-item>
          <text:p text:style-name="P10"><text:span text:style-name="Strong_20_Emphasis">Descrição:</text:span> Criar um plano para implementar práticas sustentáveis em uma propriedade rural, como rotação de culturas e compostagem.</text:p>
        </text:list-item>
        <text:list-item>
          <text:p text:style-name="P3"><text:span text:style-name="Strong_20_Emphasis">Resultados Esperados:</text:span> Avaliar a melhoria da qualidade do solo e a redução do uso de pesticidas.</text:p>
        </text:list-item>
      </text:list>
      <text:p text:style-name="normal"/>
      <text:p text:style-name="normal"/>
      <text:p text:style-name="normal"/>
      <text:p text:style-name="normal"/>
      <text:p text:style-name="normal"><text:span text:style-name="T7">TECNOLOGIAS </text:span><text:span text:style-name="Strong_20_Emphasis"><text:span text:style-name="T12">Plataformas de Agricultura de Precisão:</text:span></text:span></text:p>
      <text:list xml:id="list3872169265" text:style-name="L3">
        <text:list-item>
          <text:p text:style-name="P11">DroneDeploy</text:p>
        </text:list-item>
        <text:list-item>
          <text:p text:style-name="P4">Trimble Ag Software</text:p>
        </text:list-item>
      </text:list>
      <text:p text:style-name="normal"><text:span text:style-name="T11"/></text:p>
      <text:p text:style-name="P20"/>
      <text:p text:style-name="P20"/>
      <text:p text:style-name="P20"><text:span text:style-name="T7">EXPERIÊNCIA PROFISSIONAL</text:span></text:p>
      <text:p text:style-name="P14"><text:soft-page-break/><text:span text:style-name="Strong_20_Emphasis"><text:span text:style-name="T8">Estagiário em Agricultura de Precisão</text:span></text:span><text:span text:style-name="T7"><text:line-break/></text:span><text:span text:style-name="Emphasis"><text:span text:style-name="T7">Empresa de Consultoria Agrícola ABC</text:span></text:span><text:span text:style-name="T7"> – [Cidade, Estado]<text:line-break/></text:span><text:span text:style-name="Emphasis"><text:span text:style-name="T7">[Mês/Ano de Início] – [Mês/Ano de Término]</text:span></text:span></text:p>
      <text:list xml:id="list1989194660" text:style-name="L4">
        <text:list-item>
          <text:p text:style-name="P12">Apoiei a coleta e análise de dados para o desenvolvimento de mapas de produtividade.</text:p>
        </text:list-item>
        <text:list-item>
          <text:p text:style-name="P12">Participação em treinamentos sobre o uso de drones para monitoramento de culturas.</text:p>
        </text:list-item>
        <text:list-item>
          <text:p text:style-name="P5">Contribuí na elaboração de relatórios para clientes sobre o desempenho das culturas.</text:p>
        </text:list-item>
      </text:list>
      <text:p text:style-name="P20"/>
      <text:p text:style-name="P20"/>
      <text:p text:style-name="P22"><text:span text:style-name="T3">Nome do lugar que você teve sua experiência profissional</text:span> <text:span text:style-name="Strong_20_Emphasis">AgroSolutions</text:span> – <text:span text:style-name="T14">londrina</text:span>, <text:span text:style-name="T14">parana</text:span><text:line-break/><text:span text:style-name="Emphasis"><text:span text:style-name="T14">2018</text:span></text:span><text:span text:style-name="Emphasis"> - </text:span><text:span text:style-name="Emphasis"><text:span text:style-name="T14">2023</text:span></text:span><text:line-break/><text:span text:style-name="Strong_20_Emphasis">Cargo:</text:span> Engenheiro Agrônomo Júnior<text:line-break/><text:span text:style-name="Strong_20_Emphasis">Atividades:</text:span></text:p>
      <text:list xml:id="list2825742489" text:style-name="L5">
        <text:list-item>
          <text:p text:style-name="P13"><text:span text:style-name="Strong_20_Emphasis">Atividade 1:</text:span> Auxiliei na implementação de práticas de cultivo sustentável, resultando em uma redução de 15% no uso de insumos químicos.</text:p>
        </text:list-item>
        <text:list-item>
          <text:p text:style-name="P13"><text:span text:style-name="Strong_20_Emphasis">Atividade 2:</text:span> Realizei análises de solo e recomendei melhorias que aumentaram a produtividade em 20%.</text:p>
        </text:list-item>
        <text:list-item>
          <text:p text:style-name="P6"><text:span text:style-name="Strong_20_Emphasis">Atividade 3:</text:span> Colaborei em projetos de irrigação eficiente, otimizando o uso de água em 30%.</text:p>
        </text:list-item>
      </text:list>
      <text:p text:style-name="P21"/>
      <text:p text:style-name="P20"/>
      <text:p text:style-name="P20"><text:span text:style-name="T7">CURSOS | CERTIFICAÇÕES</text:span></text:p>
      <text:p text:style-name="P1"><text:span text:style-name="Strong_20_Emphasis">Cursos | Certificações</text:span></text:p>
      <text:p text:style-name="Text_20_body"><text:span text:style-name="Strong_20_Emphasis">Curso de Agricultura de Precisão</text:span><text:line-break/><text:span text:style-name="Emphasis">Instituto de Tecnologia Agrícola</text:span> – (Janeiro 2023 - Junho 2023)</text:p>
      <text:p text:style-name="Text_20_body"><text:span text:style-name="Strong_20_Emphasis">Certificação em Gestão Sustentável de Recursos Hídricos</text:span><text:line-break/><text:span text:style-name="Emphasis">Universidade Verde</text:span> – (Março 2022 - Agosto 2022)</text:p>
      <text:p text:style-name="Text_20_body"><text:span text:style-name="Strong_20_Emphasis">Curso de Análise de Solo e Fertilidade</text:span><text:line-break/><text:span text:style-name="Emphasis">Escola de Agronomia XYZ</text:span> – (Fevereiro 2021 - Dezembro 2021)</text:p>
      <text:p text:style-name="Text_20_body"><text:span text:style-name="Strong_20_Emphasis">Certificação em Tecnologias de Irrigação</text:span><text:line-break/><text:span text:style-name="Emphasis">Associação de Engenheiros Agrônomos</text:span> – (Setembro 2020 - Novembro 2020)</text:p>
      <text:p text:style-name="P20"/>
      <text:p text:style-name="P20"/>
      <text:p text:style-name="P20"><text:span text:style-name="T7">IDIOMAS</text:span></text:p>
      <text:p text:style-name="P14"><text:span text:style-name="Strong_20_Emphasis">Inglês</text:span><text:line-break/><text:span text:style-name="Emphasis">Curso de Inglês Avançado - </text:span><text:span text:style-name="Emphasis"><text:span text:style-name="T15">Linguee</text:span></text:span> (Janeiro 2020 - Dezembro 2022)<text:line-break/><text:span text:style-name="Emphasis">Nível: Avançado<text:line-break/></text:span><text:soft-page-break/><text:span text:style-name="Emphasis"><text:span text:style-name="Strong_20_Emphasis">Japonês</text:span></text:span><text:span text:style-name="Emphasis"><text:line-break/>Curso Intensivo de Japonês – </text:span><text:span text:style-name="Emphasis"><text:span text:style-name="T15">escola </text:span></text:span><text:span text:style-name="Emphasis"><text:s/>(Janeiro 201</text:span><text:span text:style-name="Emphasis"><text:span text:style-name="T15">8</text:span></text:span><text:span text:style-name="Emphasis"> - Dezembro 202</text:span><text:span text:style-name="Emphasis"><text:span text:style-name="T15">3</text:span></text:span><text:span text:style-name="Emphasis">)<text:line-break/>Nível: Fluente</text:span></text:p>
      <text:list xml:id="list3829219246" text:style-name="L7">
        <text:list-item>
          <text:p text:style-name="P8">Habilidades: Conversação fluente em contextos profissionais e sociais, leitura e escrita em kanji, hiragana e katakana, tradução de documentos técnicos.</text:p>
        </text:list-item>
      </text:list>
      <text:p text:style-name="P14"><text:span text:style-name="Emphasis"/></text:p>
      <text:list xml:id="list1746261481" text:style-name="L6">
        <text:list-item>
          <text:p text:style-name="P7">Habilidades: Leitura e compreensão de textos técnicos, conversação fluente em ambientes profissionais, redação de relatórios.</text:p>
        </text:list-item>
      </text:list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0-07T13:34:48.753924623</dc:date>
    <meta:editing-duration>PT2M34S</meta:editing-duration>
    <meta:editing-cycles>1</meta:editing-cycles>
    <meta:document-statistic meta:table-count="0" meta:image-count="0" meta:object-count="0" meta:page-count="3" meta:paragraph-count="36" meta:word-count="401" meta:character-count="2727" meta:non-whitespace-character-count="2365"/>
    <meta:generator>LibreOffice/6.4.7.2$Linux_X86_64 LibreOffice_project/40$Build-2</meta:generator>
  </office:meta>
</office:document-meta>
</file>